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8 年 5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92651" calcext:value-type="float">
            <text:p><text:s text:c="3"/>92,651</text:p>
          </table:table-cell>
          <table:table-cell table:style-name="ce25" office:value-type="float" office:value="3184" calcext:value-type="float">
            <text:p><text:s text:c="3"/>3,184</text:p>
          </table:table-cell>
          <table:table-cell table:style-name="ce25" office:value-type="float" office:value="8059" calcext:value-type="float">
            <text:p><text:s text:c="3"/>8,059</text:p>
          </table:table-cell>
          <table:table-cell table:style-name="ce25" office:value-type="float" office:value="8980" calcext:value-type="float">
            <text:p><text:s text:c="3"/>8,980</text:p>
          </table:table-cell>
          <table:table-cell table:style-name="ce25" office:value-type="float" office:value="3609" calcext:value-type="float">
            <text:p><text:s text:c="3"/>3,609</text:p>
          </table:table-cell>
          <table:table-cell table:style-name="ce25" office:value-type="float" office:value="3434" calcext:value-type="float">
            <text:p><text:s text:c="3"/>3,434</text:p>
          </table:table-cell>
          <table:table-cell table:style-name="ce25" office:value-type="float" office:value="2125" calcext:value-type="float">
            <text:p><text:s text:c="3"/>2,125</text:p>
          </table:table-cell>
          <table:table-cell table:style-name="ce25" office:value-type="float" office:value="3058" calcext:value-type="float">
            <text:p><text:s text:c="3"/>3,058</text:p>
          </table:table-cell>
          <table:table-cell table:style-name="ce25" office:value-type="float" office:value="9200" calcext:value-type="float">
            <text:p><text:s text:c="3"/>9,200</text:p>
          </table:table-cell>
          <table:table-cell table:style-name="ce25" office:value-type="float" office:value="492" calcext:value-type="float">
            <text:p><text:s text:c="3"/>492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4464" calcext:value-type="float">
            <text:p><text:s text:c="3"/>4,464</text:p>
          </table:table-cell>
          <table:table-cell table:style-name="ce25" office:value-type="float" office:value="44690" calcext:value-type="float">
            <text:p><text:s text:c="3"/>44,690</text:p>
          </table:table-cell>
          <table:table-cell table:style-name="ce25" office:value-type="float" office:value="1345" calcext:value-type="float">
            <text:p><text:s text:c="3"/>1,345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92025" calcext:value-type="float">
            <text:p><text:s text:c="3"/>92,025</text:p>
          </table:table-cell>
          <table:table-cell table:style-name="ce25" office:value-type="float" office:value="3883" calcext:value-type="float">
            <text:p><text:s text:c="3"/>3,883</text:p>
          </table:table-cell>
          <table:table-cell table:style-name="ce25" office:value-type="float" office:value="10808" calcext:value-type="float">
            <text:p><text:s text:c="3"/>10,808</text:p>
          </table:table-cell>
          <table:table-cell table:style-name="ce25" office:value-type="float" office:value="5830" calcext:value-type="float">
            <text:p><text:s text:c="3"/>5,830</text:p>
          </table:table-cell>
          <table:table-cell table:style-name="ce25" office:value-type="float" office:value="4715" calcext:value-type="float">
            <text:p><text:s text:c="3"/>4,715</text:p>
          </table:table-cell>
          <table:table-cell table:style-name="ce25" office:value-type="float" office:value="3696" calcext:value-type="float">
            <text:p><text:s text:c="3"/>3,696</text:p>
          </table:table-cell>
          <table:table-cell table:style-name="ce25" office:value-type="float" office:value="1995" calcext:value-type="float">
            <text:p><text:s text:c="3"/>1,995</text:p>
          </table:table-cell>
          <table:table-cell table:style-name="ce25" office:value-type="float" office:value="2945" calcext:value-type="float">
            <text:p><text:s text:c="3"/>2,945</text:p>
          </table:table-cell>
          <table:table-cell table:style-name="ce25" office:value-type="float" office:value="8493" calcext:value-type="float">
            <text:p><text:s text:c="3"/>8,493</text:p>
          </table:table-cell>
          <table:table-cell table:style-name="ce25" office:value-type="float" office:value="475" calcext:value-type="float">
            <text:p><text:s text:c="3"/>475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464" calcext:value-type="float">
            <text:p><text:s text:c="3"/>4,464</text:p>
          </table:table-cell>
          <table:table-cell table:style-name="ce25" office:value-type="float" office:value="44690" calcext:value-type="float">
            <text:p><text:s text:c="3"/>44,690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9" office:value-type="float" office:value="626" calcext:value-type="float">
            <text:p><text:s text:c="3"/>626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2301" calcext:value-type="float">
            <text:p><text:s text:c="3"/>42,301</text:p>
          </table:table-cell>
          <table:table-cell table:style-name="ce25" office:value-type="float" office:value="1493" calcext:value-type="float">
            <text:p><text:s text:c="3"/>1,493</text:p>
          </table:table-cell>
          <table:table-cell table:style-name="ce25" office:value-type="float" office:value="3688" calcext:value-type="float">
            <text:p><text:s text:c="3"/>3,688</text:p>
          </table:table-cell>
          <table:table-cell table:style-name="ce25" office:value-type="float" office:value="4392" calcext:value-type="float">
            <text:p><text:s text:c="3"/>4,392</text:p>
          </table:table-cell>
          <table:table-cell table:style-name="ce25" office:value-type="float" office:value="1705" calcext:value-type="float">
            <text:p><text:s text:c="3"/>1,705</text:p>
          </table:table-cell>
          <table:table-cell table:style-name="ce25" office:value-type="float" office:value="1537" calcext:value-type="float">
            <text:p><text:s text:c="3"/>1,537</text:p>
          </table:table-cell>
          <table:table-cell table:style-name="ce25" office:value-type="float" office:value="984" calcext:value-type="float">
            <text:p><text:s text:c="3"/>984</text:p>
          </table:table-cell>
          <table:table-cell table:style-name="ce25" office:value-type="float" office:value="1432" calcext:value-type="float">
            <text:p><text:s text:c="3"/>1,432</text:p>
          </table:table-cell>
          <table:table-cell table:style-name="ce25" office:value-type="float" office:value="4252" calcext:value-type="float">
            <text:p><text:s text:c="3"/>4,252</text:p>
          </table:table-cell>
          <table:table-cell table:style-name="ce25" office:value-type="float" office:value="259" calcext:value-type="float">
            <text:p><text:s text:c="3"/>259</text:p>
          </table:table-cell>
          <table:table-cell table:style-name="ce27" office:value-type="float" office:value="2" calcext:value-type="float">
            <text:p>2</text:p>
          </table:table-cell>
          <table:table-cell table:style-name="ce25" office:value-type="float" office:value="2040" calcext:value-type="float">
            <text:p><text:s text:c="3"/>2,040</text:p>
          </table:table-cell>
          <table:table-cell table:style-name="ce25" office:value-type="float" office:value="20137" calcext:value-type="float">
            <text:p><text:s text:c="3"/>20,137</text:p>
          </table:table-cell>
          <table:table-cell table:style-name="ce25" office:value-type="float" office:value="375" calcext:value-type="float">
            <text:p><text:s text:c="3"/>375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42205" calcext:value-type="float">
            <text:p><text:s text:c="3"/>42,205</text:p>
          </table:table-cell>
          <table:table-cell table:style-name="ce25" office:value-type="float" office:value="1769" calcext:value-type="float">
            <text:p><text:s text:c="3"/>1,769</text:p>
          </table:table-cell>
          <table:table-cell table:style-name="ce25" office:value-type="float" office:value="5123" calcext:value-type="float">
            <text:p><text:s text:c="3"/>5,123</text:p>
          </table:table-cell>
          <table:table-cell table:style-name="ce25" office:value-type="float" office:value="2649" calcext:value-type="float">
            <text:p><text:s text:c="3"/>2,649</text:p>
          </table:table-cell>
          <table:table-cell table:style-name="ce25" office:value-type="float" office:value="2199" calcext:value-type="float">
            <text:p><text:s text:c="3"/>2,199</text:p>
          </table:table-cell>
          <table:table-cell table:style-name="ce25" office:value-type="float" office:value="1694" calcext:value-type="float">
            <text:p><text:s text:c="3"/>1,694</text:p>
          </table:table-cell>
          <table:table-cell table:style-name="ce25" office:value-type="float" office:value="902" calcext:value-type="float">
            <text:p><text:s text:c="3"/>902</text:p>
          </table:table-cell>
          <table:table-cell table:style-name="ce25" office:value-type="float" office:value="1327" calcext:value-type="float">
            <text:p><text:s text:c="3"/>1,327</text:p>
          </table:table-cell>
          <table:table-cell table:style-name="ce25" office:value-type="float" office:value="4075" calcext:value-type="float">
            <text:p><text:s text:c="3"/>4,075</text:p>
          </table:table-cell>
          <table:table-cell table:style-name="ce25" office:value-type="float" office:value="280" calcext:value-type="float">
            <text:p><text:s text:c="3"/>280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2040" calcext:value-type="float">
            <text:p><text:s text:c="3"/>2,040</text:p>
          </table:table-cell>
          <table:table-cell table:style-name="ce25" office:value-type="float" office:value="20137" calcext:value-type="float">
            <text:p><text:s text:c="3"/>20,137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43" office:value-type="float" office:value="96" calcext:value-type="float">
            <text:p><text:s text:c="3"/>9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50350" calcext:value-type="float">
            <text:p><text:s text:c="3"/>50,350</text:p>
          </table:table-cell>
          <table:table-cell table:style-name="ce25" office:value-type="float" office:value="1691" calcext:value-type="float">
            <text:p><text:s text:c="3"/>1,691</text:p>
          </table:table-cell>
          <table:table-cell table:style-name="ce25" office:value-type="float" office:value="4371" calcext:value-type="float">
            <text:p><text:s text:c="3"/>4,371</text:p>
          </table:table-cell>
          <table:table-cell table:style-name="ce25" office:value-type="float" office:value="4588" calcext:value-type="float">
            <text:p><text:s text:c="3"/>4,588</text:p>
          </table:table-cell>
          <table:table-cell table:style-name="ce25" office:value-type="float" office:value="1904" calcext:value-type="float">
            <text:p><text:s text:c="3"/>1,904</text:p>
          </table:table-cell>
          <table:table-cell table:style-name="ce25" office:value-type="float" office:value="1897" calcext:value-type="float">
            <text:p><text:s text:c="3"/>1,897</text:p>
          </table:table-cell>
          <table:table-cell table:style-name="ce25" office:value-type="float" office:value="1141" calcext:value-type="float">
            <text:p><text:s text:c="3"/>1,141</text:p>
          </table:table-cell>
          <table:table-cell table:style-name="ce25" office:value-type="float" office:value="1626" calcext:value-type="float">
            <text:p><text:s text:c="3"/>1,626</text:p>
          </table:table-cell>
          <table:table-cell table:style-name="ce25" office:value-type="float" office:value="4948" calcext:value-type="float">
            <text:p><text:s text:c="3"/>4,948</text:p>
          </table:table-cell>
          <table:table-cell table:style-name="ce25" office:value-type="float" office:value="233" calcext:value-type="float">
            <text:p><text:s text:c="3"/>233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424" calcext:value-type="float">
            <text:p><text:s text:c="3"/>2,424</text:p>
          </table:table-cell>
          <table:table-cell table:style-name="ce25" office:value-type="float" office:value="24553" calcext:value-type="float">
            <text:p><text:s text:c="3"/>24,553</text:p>
          </table:table-cell>
          <table:table-cell table:style-name="ce25" office:value-type="float" office:value="970" calcext:value-type="float">
            <text:p><text:s text:c="3"/>970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25" office:value-type="float" office:value="49820" calcext:value-type="float">
            <text:p><text:s text:c="3"/>49,820</text:p>
          </table:table-cell>
          <table:table-cell table:style-name="ce25" office:value-type="float" office:value="2114" calcext:value-type="float">
            <text:p><text:s text:c="3"/>2,114</text:p>
          </table:table-cell>
          <table:table-cell table:style-name="ce25" office:value-type="float" office:value="5685" calcext:value-type="float">
            <text:p><text:s text:c="3"/>5,685</text:p>
          </table:table-cell>
          <table:table-cell table:style-name="ce25" office:value-type="float" office:value="3181" calcext:value-type="float">
            <text:p><text:s text:c="3"/>3,181</text:p>
          </table:table-cell>
          <table:table-cell table:style-name="ce25" office:value-type="float" office:value="2516" calcext:value-type="float">
            <text:p><text:s text:c="3"/>2,516</text:p>
          </table:table-cell>
          <table:table-cell table:style-name="ce25" office:value-type="float" office:value="2002" calcext:value-type="float">
            <text:p><text:s text:c="3"/>2,002</text:p>
          </table:table-cell>
          <table:table-cell table:style-name="ce25" office:value-type="float" office:value="1093" calcext:value-type="float">
            <text:p><text:s text:c="3"/>1,093</text:p>
          </table:table-cell>
          <table:table-cell table:style-name="ce25" office:value-type="float" office:value="1618" calcext:value-type="float">
            <text:p><text:s text:c="3"/>1,618</text:p>
          </table:table-cell>
          <table:table-cell table:style-name="ce25" office:value-type="float" office:value="4418" calcext:value-type="float">
            <text:p><text:s text:c="3"/>4,418</text:p>
          </table:table-cell>
          <table:table-cell table:style-name="ce25" office:value-type="float" office:value="195" calcext:value-type="float">
            <text:p><text:s text:c="3"/>195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424" calcext:value-type="float">
            <text:p><text:s text:c="3"/>2,424</text:p>
          </table:table-cell>
          <table:table-cell table:style-name="ce25" office:value-type="float" office:value="24553" calcext:value-type="float">
            <text:p><text:s text:c="3"/>24,553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4" office:value-type="float" office:value="530" calcext:value-type="float">
            <text:p><text:s text:c="3"/>53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8446" calcext:value-type="float">
            <text:p>18,446</text:p>
          </table:table-cell>
          <table:table-cell table:style-name="ce26" office:value-type="float" office:value="723" calcext:value-type="float">
            <text:p>72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045" calcext:value-type="float">
            <text:p>6,045</text:p>
          </table:table-cell>
          <table:table-cell table:style-name="ce26" office:value-type="float" office:value="1335" calcext:value-type="float">
            <text:p>1,335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2182" calcext:value-type="float">
            <text:p>2,182</text:p>
          </table:table-cell>
          <table:table-cell table:style-name="ce26" office:value-type="float" office:value="149" calcext:value-type="float">
            <text:p>14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627" calcext:value-type="float">
            <text:p>6,627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5643" calcext:value-type="float">
            <text:p>15,643</text:p>
          </table:table-cell>
          <table:table-cell table:style-name="ce26" office:value-type="float" office:value="949" calcext:value-type="float">
            <text:p>94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350" calcext:value-type="float">
            <text:p>3,350</text:p>
          </table:table-cell>
          <table:table-cell table:style-name="ce26" office:value-type="float" office:value="1658" calcext:value-type="float">
            <text:p>1,658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1943" calcext:value-type="float">
            <text:p>1,943</text:p>
          </table:table-cell>
          <table:table-cell table:style-name="ce26" office:value-type="float" office:value="91" calcext:value-type="float">
            <text:p>9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627" calcext:value-type="float">
            <text:p>6,627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45" office:value-type="float" office:value="2803" calcext:value-type="float">
            <text:p>2,80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8542" calcext:value-type="float">
            <text:p>8,542</text:p>
          </table:table-cell>
          <table:table-cell table:style-name="ce27" office:value-type="float" office:value="345" calcext:value-type="float">
            <text:p>34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18" calcext:value-type="float">
            <text:p>2,918</text:p>
          </table:table-cell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022" calcext:value-type="float">
            <text:p>1,022</text:p>
          </table:table-cell>
          <table:table-cell table:style-name="ce27" office:value-type="float" office:value="67" calcext:value-type="float">
            <text:p>6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85" calcext:value-type="float">
            <text:p>2,985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127" calcext:value-type="float">
            <text:p>7,127</text:p>
          </table:table-cell>
          <table:table-cell table:style-name="ce27" office:value-type="float" office:value="451" calcext:value-type="float">
            <text:p>45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31" calcext:value-type="float">
            <text:p>1,531</text:p>
          </table:table-cell>
          <table:table-cell table:style-name="ce27" office:value-type="float" office:value="737" calcext:value-type="float">
            <text:p>737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931" calcext:value-type="float">
            <text:p>931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85" calcext:value-type="float">
            <text:p>2,98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415" calcext:value-type="float">
            <text:p>1,41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9904" calcext:value-type="float">
            <text:p>9,904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160" calcext:value-type="float">
            <text:p>1,160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516" calcext:value-type="float">
            <text:p>8,516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19" calcext:value-type="float">
            <text:p>1,819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1388" calcext:value-type="float">
            <text:p>1,38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2448" calcext:value-type="float">
            <text:p>12,448</text:p>
          </table:table-cell>
          <table:table-cell table:style-name="ce26" office:value-type="float" office:value="1024" calcext:value-type="float">
            <text:p>1,024</text:p>
          </table:table-cell>
          <table:table-cell table:style-name="ce26" office:value-type="float" office:value="3350" calcext:value-type="float">
            <text:p>3,35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187" calcext:value-type="float">
            <text:p>1,187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52" calcext:value-type="float">
            <text:p>5,352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5452" calcext:value-type="float">
            <text:p>15,452</text:p>
          </table:table-cell>
          <table:table-cell table:style-name="ce26" office:value-type="float" office:value="1114" calcext:value-type="float">
            <text:p>1,114</text:p>
          </table:table-cell>
          <table:table-cell table:style-name="ce26" office:value-type="float" office:value="6045" calcext:value-type="float">
            <text:p>6,04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356" calcext:value-type="float">
            <text:p>1,356</text:p>
          </table:table-cell>
          <table:table-cell table:style-name="ce26" office:value-type="float" office:value="41" calcext:value-type="float">
            <text:p>4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52" calcext:value-type="float">
            <text:p>5,352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45" office:value-type="float" office:value="-3004" calcext:value-type="float">
            <text:p><text:s/>－3,00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613" calcext:value-type="float">
            <text:p>5,613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1531" calcext:value-type="float">
            <text:p>1,5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536" calcext:value-type="float">
            <text:p>536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07" calcext:value-type="float">
            <text:p>2,407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286" calcext:value-type="float">
            <text:p>7,286</text:p>
          </table:table-cell>
          <table:table-cell table:style-name="ce27" office:value-type="float" office:value="487" calcext:value-type="float">
            <text:p>487</text:p>
          </table:table-cell>
          <table:table-cell table:style-name="ce27" office:value-type="float" office:value="2918" calcext:value-type="float">
            <text:p>2,91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682" calcext:value-type="float">
            <text:p>682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07" calcext:value-type="float">
            <text:p>2,40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1673" calcext:value-type="float">
            <text:p><text:s/>－1,67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6835" calcext:value-type="float">
            <text:p>6,835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1819" calcext:value-type="float">
            <text:p>1,81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166" calcext:value-type="float">
            <text:p>8,166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45" calcext:value-type="float">
            <text:p>2,94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46" office:value-type="float" office:value="-1331" calcext:value-type="float">
            <text:p><text:s/>－1,331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809" calcext:value-type="float">
            <text:p>9,809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1658" calcext:value-type="float">
            <text:p>1,658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1480" calcext:value-type="float">
            <text:p>1,480</text:p>
          </table:table-cell>
          <table:table-cell table:style-name="ce26" office:value-type="float" office:value="68" calcext:value-type="float">
            <text:p>6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658" calcext:value-type="float">
            <text:p>4,658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629" calcext:value-type="float">
            <text:p>8,629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1335" calcext:value-type="float">
            <text:p>1,335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213" calcext:value-type="float">
            <text:p>1,213</text:p>
          </table:table-cell>
          <table:table-cell table:style-name="ce26" office:value-type="float" office:value="78" calcext:value-type="float">
            <text:p>7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658" calcext:value-type="float">
            <text:p>4,65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180" calcext:value-type="float">
            <text:p>1,180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471" calcext:value-type="float">
            <text:p>4,471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737" calcext:value-type="float">
            <text:p>737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714" calcext:value-type="float">
            <text:p>714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06" calcext:value-type="float">
            <text:p>2,106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969" calcext:value-type="float">
            <text:p>3,969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598" calcext:value-type="float">
            <text:p>598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06" calcext:value-type="float">
            <text:p>2,10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502" calcext:value-type="float">
            <text:p>50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338" calcext:value-type="float">
            <text:p>5,338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660" calcext:value-type="float">
            <text:p>4,660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678" calcext:value-type="float">
            <text:p>678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1201" calcext:value-type="float">
            <text:p>11,201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2222" calcext:value-type="float">
            <text:p>2,222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100" calcext:value-type="float">
            <text:p>7,100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879" calcext:value-type="float">
            <text:p>10,879</text:p>
          </table:table-cell>
          <table:table-cell table:style-name="ce26" office:value-type="float" office:value="341" calcext:value-type="float">
            <text:p>341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float" office:value="1839" calcext:value-type="float">
            <text:p>1,839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100" calcext:value-type="float">
            <text:p>7,10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322" calcext:value-type="float">
            <text:p>322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075" calcext:value-type="float">
            <text:p>5,075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011" calcext:value-type="float">
            <text:p>1,011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15" calcext:value-type="float">
            <text:p>3,215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907" calcext:value-type="float">
            <text:p>4,907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848" calcext:value-type="float">
            <text:p>848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15" calcext:value-type="float">
            <text:p>3,21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168" calcext:value-type="float">
            <text:p>16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126" calcext:value-type="float">
            <text:p>6,126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211" calcext:value-type="float">
            <text:p>1,211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885" calcext:value-type="float">
            <text:p>3,885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972" calcext:value-type="float">
            <text:p>5,972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885" calcext:value-type="float">
            <text:p>3,88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154" calcext:value-type="float">
            <text:p>15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123" calcext:value-type="float">
            <text:p>6,123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42" calcext:value-type="float">
            <text:p>642</text:p>
          </table:table-cell>
          <table:table-cell table:style-name="ce26" office:value-type="float" office:value="673" calcext:value-type="float">
            <text:p>673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10" calcext:value-type="float">
            <text:p>3,910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227" calcext:value-type="float">
            <text:p>6,227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63" calcext:value-type="float">
            <text:p>563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10" calcext:value-type="float">
            <text:p>3,91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104" calcext:value-type="float">
            <text:p><text:s/>－10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691" calcext:value-type="float">
            <text:p>2,691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4" calcext:value-type="float">
            <text:p>294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05" calcext:value-type="float">
            <text:p>1,70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75" calcext:value-type="float">
            <text:p>2,775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332" calcext:value-type="float">
            <text:p>332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05" calcext:value-type="float">
            <text:p>1,70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84" calcext:value-type="float">
            <text:p><text:s/>－8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432" calcext:value-type="float">
            <text:p>3,43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05" calcext:value-type="float">
            <text:p>2,20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452" calcext:value-type="float">
            <text:p>3,45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05" calcext:value-type="float">
            <text:p>2,20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20" calcext:value-type="float">
            <text:p><text:s/>－2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182" calcext:value-type="float">
            <text:p>10,182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float" office:value="563" calcext:value-type="float">
            <text:p>56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34" calcext:value-type="float">
            <text:p>1,334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827" calcext:value-type="float">
            <text:p>6,827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242" calcext:value-type="float">
            <text:p>10,242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642" calcext:value-type="float">
            <text:p>64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16" calcext:value-type="float">
            <text:p>1,316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827" calcext:value-type="float">
            <text:p>6,82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60" calcext:value-type="float">
            <text:p><text:s/>－60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533" calcext:value-type="float">
            <text:p>4,533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96" calcext:value-type="float">
            <text:p>596</text:p>
          </table:table-cell>
          <table:table-cell table:style-name="ce27" office:value-type="float" office:value="36" calcext:value-type="float">
            <text:p>3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20" calcext:value-type="float">
            <text:p>3,02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620" calcext:value-type="float">
            <text:p>4,620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294" calcext:value-type="float">
            <text:p>29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25" calcext:value-type="float">
            <text:p>625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20" calcext:value-type="float">
            <text:p>3,02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87" calcext:value-type="float">
            <text:p><text:s/>－8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649" calcext:value-type="float">
            <text:p>5,649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807" calcext:value-type="float">
            <text:p>3,807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622" calcext:value-type="float">
            <text:p>5,622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807" calcext:value-type="float">
            <text:p>3,80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27" calcext:value-type="float">
            <text:p>27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3719" calcext:value-type="float">
            <text:p><text:s text:c="3"/>23,719</text:p>
          </table:table-cell>
          <table:table-cell table:style-name="ce29" office:value-type="float" office:value="469" calcext:value-type="float">
            <text:p><text:s text:c="3"/>469</text:p>
          </table:table-cell>
          <table:table-cell table:style-name="ce29" office:value-type="float" office:value="1943" calcext:value-type="float">
            <text:p><text:s text:c="3"/>1,943</text:p>
          </table:table-cell>
          <table:table-cell table:style-name="ce29" office:value-type="float" office:value="1356" calcext:value-type="float">
            <text:p><text:s text:c="3"/>1,356</text:p>
          </table:table-cell>
          <table:table-cell table:style-name="ce29" office:value-type="float" office:value="1213" calcext:value-type="float">
            <text:p><text:s text:c="3"/>1,213</text:p>
          </table:table-cell>
          <table:table-cell table:style-name="ce29" office:value-type="float" office:value="1839" calcext:value-type="float">
            <text:p><text:s text:c="3"/>1,839</text:p>
          </table:table-cell>
          <table:table-cell table:style-name="ce29" office:value-type="float" office:value="726" calcext:value-type="float">
            <text:p><text:s text:c="3"/>726</text:p>
          </table:table-cell>
          <table:table-cell table:style-name="ce29" office:value-type="float" office:value="1316" calcext:value-type="float">
            <text:p><text:s text:c="3"/>1,31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00" calcext:value-type="float">
            <text:p><text:s text:c="3"/>100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4462" calcext:value-type="float">
            <text:p><text:s text:c="3"/>4,462</text:p>
          </table:table-cell>
          <table:table-cell table:style-name="ce29" office:value-type="float" office:value="9986" calcext:value-type="float">
            <text:p><text:s text:c="3"/>9,986</text:p>
          </table:table-cell>
          <table:table-cell table:style-name="ce29" office:value-type="float" office:value="307" calcext:value-type="float">
            <text:p><text:s text:c="3"/>307</text:p>
          </table:table-cell>
          <table:table-cell table:style-name="ce29" office:value-type="float" office:value="1" calcext:value-type="float">
            <text:p><text:s text:c="3"/>1</text:p>
          </table:table-cell>
          <table:table-cell table:style-name="ce29" office:value-type="float" office:value="24214" calcext:value-type="float">
            <text:p><text:s text:c="3"/>24,214</text:p>
          </table:table-cell>
          <table:table-cell table:style-name="ce29" office:value-type="float" office:value="562" calcext:value-type="float">
            <text:p><text:s text:c="3"/>562</text:p>
          </table:table-cell>
          <table:table-cell table:style-name="ce29" office:value-type="float" office:value="2182" calcext:value-type="float">
            <text:p><text:s text:c="3"/>2,182</text:p>
          </table:table-cell>
          <table:table-cell table:style-name="ce29" office:value-type="float" office:value="1187" calcext:value-type="float">
            <text:p><text:s text:c="3"/>1,187</text:p>
          </table:table-cell>
          <table:table-cell table:style-name="ce29" office:value-type="float" office:value="1480" calcext:value-type="float">
            <text:p><text:s text:c="3"/>1,480</text:p>
          </table:table-cell>
          <table:table-cell table:style-name="ce29" office:value-type="float" office:value="2222" calcext:value-type="float">
            <text:p><text:s text:c="3"/>2,222</text:p>
          </table:table-cell>
          <table:table-cell table:style-name="ce29" office:value-type="float" office:value="673" calcext:value-type="float">
            <text:p><text:s text:c="3"/>673</text:p>
          </table:table-cell>
          <table:table-cell table:style-name="ce29" office:value-type="float" office:value="1334" calcext:value-type="float">
            <text:p><text:s text:c="3"/>1,33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22" calcext:value-type="float">
            <text:p><text:s text:c="3"/>12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462" calcext:value-type="float">
            <text:p><text:s text:c="3"/>4,462</text:p>
          </table:table-cell>
          <table:table-cell table:style-name="ce29" office:value-type="float" office:value="9986" calcext:value-type="float">
            <text:p><text:s text:c="3"/>9,986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495" calcext:value-type="float">
            <text:p><text:s/>－495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0971" calcext:value-type="float">
            <text:p><text:s text:c="3"/>10,971</text:p>
          </table:table-cell>
          <table:table-cell table:style-name="ce30" office:value-type="float" office:value="219" calcext:value-type="float">
            <text:p><text:s text:c="3"/>219</text:p>
          </table:table-cell>
          <table:table-cell table:style-name="ce30" office:value-type="float" office:value="931" calcext:value-type="float">
            <text:p><text:s text:c="3"/>931</text:p>
          </table:table-cell>
          <table:table-cell table:style-name="ce30" office:value-type="float" office:value="682" calcext:value-type="float">
            <text:p><text:s text:c="3"/>682</text:p>
          </table:table-cell>
          <table:table-cell table:style-name="ce30" office:value-type="float" office:value="598" calcext:value-type="float">
            <text:p><text:s text:c="3"/>598</text:p>
          </table:table-cell>
          <table:table-cell table:style-name="ce30" office:value-type="float" office:value="848" calcext:value-type="float">
            <text:p><text:s text:c="3"/>848</text:p>
          </table:table-cell>
          <table:table-cell table:style-name="ce30" office:value-type="float" office:value="332" calcext:value-type="float">
            <text:p><text:s text:c="3"/>332</text:p>
          </table:table-cell>
          <table:table-cell table:style-name="ce30" office:value-type="float" office:value="625" calcext:value-type="float">
            <text:p><text:s text:c="3"/>62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2039" calcext:value-type="float">
            <text:p><text:s text:c="3"/>2,039</text:p>
          </table:table-cell>
          <table:table-cell table:style-name="ce30" office:value-type="float" office:value="4578" calcext:value-type="float">
            <text:p><text:s text:c="3"/>4,578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11130" calcext:value-type="float">
            <text:p><text:s text:c="3"/>11,130</text:p>
          </table:table-cell>
          <table:table-cell table:style-name="ce30" office:value-type="float" office:value="260" calcext:value-type="float">
            <text:p><text:s text:c="3"/>260</text:p>
          </table:table-cell>
          <table:table-cell table:style-name="ce30" office:value-type="float" office:value="1022" calcext:value-type="float">
            <text:p><text:s text:c="3"/>1,022</text:p>
          </table:table-cell>
          <table:table-cell table:style-name="ce30" office:value-type="float" office:value="536" calcext:value-type="float">
            <text:p><text:s text:c="3"/>536</text:p>
          </table:table-cell>
          <table:table-cell table:style-name="ce30" office:value-type="float" office:value="714" calcext:value-type="float">
            <text:p><text:s text:c="3"/>714</text:p>
          </table:table-cell>
          <table:table-cell table:style-name="ce30" office:value-type="float" office:value="1011" calcext:value-type="float">
            <text:p><text:s text:c="3"/>1,011</text:p>
          </table:table-cell>
          <table:table-cell table:style-name="ce30" office:value-type="float" office:value="290" calcext:value-type="float">
            <text:p><text:s text:c="3"/>290</text:p>
          </table:table-cell>
          <table:table-cell table:style-name="ce30" office:value-type="float" office:value="596" calcext:value-type="float">
            <text:p><text:s text:c="3"/>59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83" calcext:value-type="float">
            <text:p><text:s text:c="3"/>8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2039" calcext:value-type="float">
            <text:p><text:s text:c="3"/>2,039</text:p>
          </table:table-cell>
          <table:table-cell table:style-name="ce30" office:value-type="float" office:value="4578" calcext:value-type="float">
            <text:p><text:s text:c="3"/>4,578</text:p>
          </table:table-cell>
          <table:table-cell table:style-name="ce30" office:value-type="float" office:value="0" calcext:value-type="float">
            <text:p>—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159" calcext:value-type="float">
            <text:p><text:s/>－15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2748" calcext:value-type="float">
            <text:p><text:s text:c="3"/>12,748</text:p>
          </table:table-cell>
          <table:table-cell table:style-name="ce31" office:value-type="float" office:value="250" calcext:value-type="float">
            <text:p><text:s text:c="3"/>250</text:p>
          </table:table-cell>
          <table:table-cell table:style-name="ce31" office:value-type="float" office:value="1012" calcext:value-type="float">
            <text:p><text:s text:c="3"/>1,012</text:p>
          </table:table-cell>
          <table:table-cell table:style-name="ce31" office:value-type="float" office:value="674" calcext:value-type="float">
            <text:p><text:s text:c="3"/>674</text:p>
          </table:table-cell>
          <table:table-cell table:style-name="ce31" office:value-type="float" office:value="615" calcext:value-type="float">
            <text:p><text:s text:c="3"/>615</text:p>
          </table:table-cell>
          <table:table-cell table:style-name="ce31" office:value-type="float" office:value="991" calcext:value-type="float">
            <text:p><text:s text:c="3"/>991</text:p>
          </table:table-cell>
          <table:table-cell table:style-name="ce31" office:value-type="float" office:value="394" calcext:value-type="float">
            <text:p><text:s text:c="3"/>394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1" calcext:value-type="float">
            <text:p><text:s text:c="3"/>4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423" calcext:value-type="float">
            <text:p><text:s text:c="3"/>2,423</text:p>
          </table:table-cell>
          <table:table-cell table:style-name="ce31" office:value-type="float" office:value="5408" calcext:value-type="float">
            <text:p><text:s text:c="3"/>5,408</text:p>
          </table:table-cell>
          <table:table-cell table:style-name="ce31" office:value-type="float" office:value="248" calcext:value-type="float">
            <text:p><text:s text:c="3"/>248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3084" calcext:value-type="float">
            <text:p><text:s text:c="3"/>13,084</text:p>
          </table:table-cell>
          <table:table-cell table:style-name="ce31" office:value-type="float" office:value="302" calcext:value-type="float">
            <text:p><text:s text:c="3"/>302</text:p>
          </table:table-cell>
          <table:table-cell table:style-name="ce31" office:value-type="float" office:value="1160" calcext:value-type="float">
            <text:p><text:s text:c="3"/>1,160</text:p>
          </table:table-cell>
          <table:table-cell table:style-name="ce31" office:value-type="float" office:value="651" calcext:value-type="float">
            <text:p><text:s text:c="3"/>651</text:p>
          </table:table-cell>
          <table:table-cell table:style-name="ce31" office:value-type="float" office:value="766" calcext:value-type="float">
            <text:p><text:s text:c="3"/>766</text:p>
          </table:table-cell>
          <table:table-cell table:style-name="ce31" office:value-type="float" office:value="1211" calcext:value-type="float">
            <text:p><text:s text:c="3"/>1,211</text:p>
          </table:table-cell>
          <table:table-cell table:style-name="ce31" office:value-type="float" office:value="383" calcext:value-type="float">
            <text:p><text:s text:c="3"/>383</text:p>
          </table:table-cell>
          <table:table-cell table:style-name="ce31" office:value-type="float" office:value="738" calcext:value-type="float">
            <text:p><text:s text:c="3"/>73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423" calcext:value-type="float">
            <text:p><text:s text:c="3"/>2,423</text:p>
          </table:table-cell>
          <table:table-cell table:style-name="ce31" office:value-type="float" office:value="5408" calcext:value-type="float">
            <text:p><text:s text:c="3"/>5,408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336" calcext:value-type="float">
            <text:p><text:s/>－33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06" calcext:value-type="float">
            <text:p>1,80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944" calcext:value-type="float">
            <text:p>94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35" calcext:value-type="float">
            <text:p>1,73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944" calcext:value-type="float">
            <text:p>94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71" calcext:value-type="float">
            <text:p>7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14" calcext:value-type="float">
            <text:p>41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4" calcext:value-type="float">
            <text:p>5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78" calcext:value-type="float">
            <text:p>97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7" calcext:value-type="float">
            <text:p>1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735" calcext:value-type="float">
            <text:p>2,73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90" calcext:value-type="float">
            <text:p>1,99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764" calcext:value-type="float">
            <text:p>76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45" calcext:value-type="float">
            <text:p>74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354" calcext:value-type="float">
            <text:p>3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81" calcext:value-type="float">
            <text:p>38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53" calcext:value-type="float">
            <text:p>1,45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37" calcext:value-type="float">
            <text:p>437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89" calcext:value-type="float">
            <text:p>1,08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410" calcext:value-type="float">
            <text:p>41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64" calcext:value-type="float">
            <text:p>36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12" calcext:value-type="float">
            <text:p>1,61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74" calcext:value-type="float">
            <text:p>1,77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650" calcext:value-type="float">
            <text:p>65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62" calcext:value-type="float">
            <text:p><text:s/>－16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308" calcext:value-type="float">
            <text:p>30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8" calcext:value-type="float">
            <text:p><text:s/>－7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342" calcext:value-type="float">
            <text:p>34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84" calcext:value-type="float">
            <text:p><text:s/>－8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734" calcext:value-type="float">
            <text:p>2,73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482" calcext:value-type="float">
            <text:p>1,48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408" calcext:value-type="float">
            <text:p>3,408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712" calcext:value-type="float">
            <text:p>71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1482" calcext:value-type="float">
            <text:p>1,48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674" calcext:value-type="float">
            <text:p><text:s/>－67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84" calcext:value-type="float">
            <text:p>1,18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15" calcext:value-type="float">
            <text:p>1,51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331" calcext:value-type="float">
            <text:p><text:s/>－33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50" calcext:value-type="float">
            <text:p>1,55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93" calcext:value-type="float">
            <text:p>1,89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831" calcext:value-type="float">
            <text:p>83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43" calcext:value-type="float">
            <text:p><text:s/>－34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44" calcext:value-type="float">
            <text:p>1,44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69" calcext:value-type="float">
            <text:p>1,56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570" calcext:value-type="float">
            <text:p>57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25" calcext:value-type="float">
            <text:p><text:s/>－12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87" calcext:value-type="float">
            <text:p>187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269" calcext:value-type="float">
            <text:p>26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0" calcext:value-type="float">
            <text:p><text:s/>－5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62" calcext:value-type="float">
            <text:p>76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37" calcext:value-type="float">
            <text:p>83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301" calcext:value-type="float">
            <text:p>30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5" calcext:value-type="float">
            <text:p><text:s/>－7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26" calcext:value-type="float">
            <text:p>2,02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73" calcext:value-type="float">
            <text:p>2,07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810" calcext:value-type="float">
            <text:p>81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7" calcext:value-type="float">
            <text:p><text:s/>－4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374" calcext:value-type="float">
            <text:p>37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8" calcext:value-type="float">
            <text:p><text:s/>－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99" calcext:value-type="float">
            <text:p>1,09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436" calcext:value-type="float">
            <text:p>43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38" calcext:value-type="float">
            <text:p>1,13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436" calcext:value-type="float">
            <text:p>43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39" calcext:value-type="float">
            <text:p><text:s/>－39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36" calcext:value-type="float">
            <text:p>1,33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16" calcext:value-type="float">
            <text:p>1,51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393" calcext:value-type="float">
            <text:p>39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80" calcext:value-type="float">
            <text:p><text:s/>－18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2" table:style-name="ce33" office:value-type="float" office:value="45" calcext:value-type="float">
            <text:p>4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82" calcext:value-type="float">
            <text:p>18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2" calcext:value-type="float">
            <text:p><text:s/>－5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211" calcext:value-type="float">
            <text:p>21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28" calcext:value-type="float">
            <text:p><text:s/>－12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512" calcext:value-type="float">
            <text:p>2,51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165" calcext:value-type="float">
            <text:p>1,16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25" calcext:value-type="float">
            <text:p>2,62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165" calcext:value-type="float">
            <text:p>1,16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13" calcext:value-type="float">
            <text:p><text:s/>－11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01" calcext:value-type="float">
            <text:p>1,20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543" calcext:value-type="float">
            <text:p>54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9" calcext:value-type="float">
            <text:p><text:s/>－2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40" calcext:value-type="float">
            <text:p>1,34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24" calcext:value-type="float">
            <text:p>1,42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84" calcext:value-type="float">
            <text:p><text:s/>－8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76" calcext:value-type="float">
            <text:p>77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297" calcext:value-type="float">
            <text:p>29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89" calcext:value-type="float">
            <text:p><text:s/>－8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44" calcext:value-type="float">
            <text:p>14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44" calcext:value-type="float">
            <text:p>14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2" calcext:value-type="float">
            <text:p><text:s/>－3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53" calcext:value-type="float">
            <text:p>15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7" calcext:value-type="float">
            <text:p><text:s/>－5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46" calcext:value-type="float">
            <text:p>1,34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822" calcext:value-type="float">
            <text:p>82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57" calcext:value-type="float">
            <text:p>1,55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822" calcext:value-type="float">
            <text:p>8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11" calcext:value-type="float">
            <text:p><text:s/>－21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92" calcext:value-type="float">
            <text:p>39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21" calcext:value-type="float">
            <text:p><text:s/>－12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23" calcext:value-type="float">
            <text:p>72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3" calcext:value-type="float">
            <text:p>81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30" calcext:value-type="float">
            <text:p>43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0" calcext:value-type="float">
            <text:p><text:s/>－9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38" calcext:value-type="float">
            <text:p>13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4" calcext:value-type="float">
            <text:p>7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74" calcext:value-type="float">
            <text:p>7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74" calcext:value-type="float">
            <text:p>7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6" calcext:value-type="float">
            <text:p>4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64" calcext:value-type="float">
            <text:p>6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8" calcext:value-type="float">
            <text:p>2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64" calcext:value-type="float">
            <text:p>1,66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797" calcext:value-type="float">
            <text:p>79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85" calcext:value-type="float">
            <text:p>1,78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797" calcext:value-type="float">
            <text:p>79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21" calcext:value-type="float">
            <text:p><text:s/>－12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51" calcext:value-type="float">
            <text:p>35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7" calcext:value-type="float">
            <text:p><text:s/>－7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46" calcext:value-type="float">
            <text:p>44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4" calcext:value-type="float">
            <text:p><text:s/>－4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56" calcext:value-type="float">
            <text:p>2,25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5" calcext:value-type="float">
            <text:p>665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73" calcext:value-type="float">
            <text:p>1,973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2" table:style-name="ce32" office:value-type="float" office:value="90" calcext:value-type="float">
            <text:p>9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4" calcext:value-type="float">
            <text:p>34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889" calcext:value-type="float">
            <text:p>88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83" calcext:value-type="float">
            <text:p>28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391" calcext:value-type="float">
            <text:p>39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34" calcext:value-type="float">
            <text:p>13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21" calcext:value-type="float">
            <text:p>1,2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498" calcext:value-type="float">
            <text:p>49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72" calcext:value-type="float">
            <text:p>1,07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498" calcext:value-type="float">
            <text:p>49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49" calcext:value-type="float">
            <text:p>14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61" calcext:value-type="float">
            <text:p>1,06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07" calcext:value-type="float">
            <text:p>1,00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54" calcext:value-type="float">
            <text:p>5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31" calcext:value-type="float">
            <text:p>13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72" calcext:value-type="float">
            <text:p>57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22" calcext:value-type="float">
            <text:p>5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50" calcext:value-type="float">
            <text:p>5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723" calcext:value-type="float">
            <text:p>72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30" calcext:value-type="float">
            <text:p>23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16" calcext:value-type="float">
            <text:p><text:s/>－16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0" calcext:value-type="float">
            <text:p>-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121" calcext:value-type="float">
            <text:p>1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21" calcext:value-type="float">
            <text:p>1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4" calcext:value-type="float">
            <text:p>1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9" calcext:value-type="float">
            <text:p>10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30" calcext:value-type="float">
            <text:p><text:s/>－3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88" calcext:value-type="float">
            <text:p>8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0" calcext:value-type="float">
            <text:p>2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16" calcext:value-type="float">
            <text:p>1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6" calcext:value-type="float">
            <text:p>1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3" calcext:value-type="float">
            <text:p><text:s/>－1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0" calcext:value-type="float">
            <text:p><text:s/>－3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7" calcext:value-type="float">
            <text:p>2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7" calcext:value-type="float">
            <text:p>27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0" calcext:value-type="float">
            <text:p>－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8年6月5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